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134cm" fo:min-width="3.956cm"/>
    </style:style>
    <style:style style:name="gr2" style:family="graphic" style:parent-style-name="objectwithoutfill">
      <style:graphic-properties draw:marker-end="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15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826cm" fo:min-width="3.976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736cm" fo:min-width="4.1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withoutfill">
      <style:graphic-properties draw:marker-start="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cm" svg:height="6.2cm" svg:x="13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cm" svg:y1="7.7cm" svg:x2="18.9cm" svg:y2="7.7cm">
          <text:p/>
        </draw:line>
        <draw:frame draw:style-name="gr3" draw:text-style-name="P3" draw:layer="layout" svg:width="1.778cm" svg:height="1.673cm" svg:x="16.065cm" svg:y="6.748cm">
          <draw:text-box>
            <text:p>0</text:p>
          </draw:text-box>
        </draw:frame>
        <draw:frame draw:style-name="gr4" draw:text-style-name="P3" draw:layer="layout" svg:width="4.3cm" svg:height="3.4cm" svg:x="14.4cm" svg:y="8.3cm">
          <draw:text-box>
            <text:p>Online</text:p>
            <text:p>Banking</text:p>
            <text:p>ManagementSystem</text:p>
          </draw:text-box>
        </draw:frame>
        <draw:custom-shape draw:style-name="gr5" draw:text-style-name="P5" draw:layer="layout" svg:width="4.7cm" svg:height="2.3cm" svg:x="31.2cm" svg:y="8.7cm">
          <text:p text:style-name="P4">Adm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9cm" svg:height="2.2cm" svg:x="1.7cm" svg:y="9.2cm">
          <text:p text:style-name="P4">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xml:id="id2" draw:id="id2" draw:layer="layout" svg:width="5.9cm" svg:height="1cm" svg:x="6.89cm" svg:y="12.434cm">
          <draw:text-box>
            <text:p>Loan Confirmation</text:p>
          </draw:text-box>
        </draw:frame>
        <draw:frame draw:style-name="gr8" draw:text-style-name="P3" draw:layer="layout" svg:width="3.8cm" svg:height="1.673cm" svg:x="8cm" svg:y="9.427cm">
          <draw:text-box>
            <text:p>Transaction Request</text:p>
          </draw:text-box>
        </draw:frame>
        <draw:frame draw:style-name="gr9" draw:text-style-name="P3" draw:layer="layout" svg:width="6.8cm" svg:height="0.962cm" svg:x="4.8cm" svg:y="7.138cm">
          <draw:text-box>
            <text:p>Customer Information</text:p>
          </draw:text-box>
        </draw:frame>
        <draw:line draw:style-name="gr10" draw:text-style-name="P2" draw:layer="layout" svg:x1="11.3cm" svg:y1="7.7cm" svg:x2="14.1cm" svg:y2="7.7cm">
          <text:p/>
        </draw:line>
        <draw:line draw:style-name="gr11" draw:text-style-name="P2" draw:layer="layout" svg:x1="6.5cm" svg:y1="10.3cm" svg:x2="8.3cm" svg:y2="10.3cm">
          <text:p/>
        </draw:line>
        <draw:line draw:style-name="gr10" draw:text-style-name="P2" draw:layer="layout" svg:x1="11.3cm" svg:y1="10.4cm" svg:x2="13.5cm" svg:y2="10.4cm">
          <text:p/>
        </draw:line>
        <draw:connector draw:style-name="gr2" draw:text-style-name="P2" draw:layer="layout" draw:type="line" svg:x1="14.322cm" svg:y1="11.992cm" svg:x2="12.79cm" svg:y2="12.934cm" draw:start-shape="id1" draw:start-glue-point="7" draw:end-shape="id2" draw:end-glue-point="1" svg:d="M14322 11992l-1532 942" svg:viewBox="0 0 1533 943">
          <text:p/>
        </draw:connector>
        <draw:line draw:style-name="gr10" draw:text-style-name="P2" draw:layer="layout" svg:x1="4.2cm" svg:y1="13cm" svg:x2="4.2cm" svg:y2="11.5cm">
          <text:p/>
        </draw:line>
        <draw:frame draw:style-name="gr12" draw:text-style-name="P6" draw:layer="layout" svg:width="5.775cm" svg:height="0.963cm" svg:x="22.925cm" svg:y="7cm">
          <draw:text-box>
            <text:p>Loan Confirmation</text:p>
          </draw:text-box>
        </draw:frame>
        <draw:frame draw:style-name="gr8" draw:text-style-name="P3" draw:layer="layout" svg:width="3.8cm" svg:height="1.673cm" svg:x="22.8cm" svg:y="8.827cm">
          <draw:text-box>
            <text:p>Transaction Request</text:p>
          </draw:text-box>
        </draw:frame>
        <draw:frame draw:style-name="gr12" draw:text-style-name="P6" draw:layer="layout" svg:width="6.598cm" svg:height="0.963cm" svg:x="22cm" svg:y="11.4cm">
          <draw:text-box>
            <text:p>Customer Information</text:p>
          </draw:text-box>
        </draw:frame>
        <draw:line draw:style-name="gr13" draw:text-style-name="P2" draw:layer="layout" svg:x1="22.906cm" svg:y1="7.45cm" svg:x2="18.994cm" svg:y2="7.45cm">
          <text:p/>
        </draw:line>
        <draw:line draw:style-name="gr2" draw:text-style-name="P2" draw:layer="layout" svg:x1="28.5cm" svg:y1="7.511cm" svg:x2="33.3cm" svg:y2="7.511cm">
          <text:p/>
        </draw:line>
        <draw:line draw:style-name="gr2" draw:text-style-name="P2" draw:layer="layout" svg:x1="33.3cm" svg:y1="7.5cm" svg:x2="33.3cm" svg:y2="8.8cm">
          <text:p/>
        </draw:line>
        <draw:line draw:style-name="gr2" draw:text-style-name="P2" draw:layer="layout" svg:x1="19.7cm" svg:y1="9.6cm" svg:x2="23.1cm" svg:y2="9.6cm">
          <text:p/>
        </draw:line>
        <draw:line draw:style-name="gr10" draw:text-style-name="P2" draw:layer="layout" svg:x1="26.7cm" svg:y1="9.8cm" svg:x2="31.3cm" svg:y2="9.8cm">
          <text:p/>
        </draw:line>
        <draw:line draw:style-name="gr2" draw:text-style-name="P2" draw:layer="layout" svg:x1="19cm" svg:y1="11.8cm" svg:x2="22.1cm" svg:y2="11.8cm">
          <text:p/>
        </draw:line>
        <draw:line draw:style-name="gr2" draw:text-style-name="P2" draw:layer="layout" svg:x1="28.4cm" svg:y1="11.9cm" svg:x2="33.4cm" svg:y2="11.9cm">
          <text:p/>
        </draw:line>
        <draw:line draw:style-name="gr10" draw:text-style-name="P2" draw:layer="layout" svg:x1="33.4cm" svg:y1="11.9cm" svg:x2="33.4cm" svg:y2="10.9cm">
          <text:p/>
        </draw:line>
        <draw:line draw:style-name="gr2" draw:text-style-name="P2" draw:layer="layout" svg:x1="4.2cm" svg:y1="13cm" svg:x2="7.1cm" svg:y2="13cm">
          <text:p/>
        </draw:line>
        <draw:line draw:style-name="gr2" draw:text-style-name="P2" draw:layer="layout" svg:x1="4cm" svg:y1="7.6cm" svg:x2="5.1cm" svg:y2="7.6cm">
          <text:p/>
        </draw:line>
        <draw:line draw:style-name="gr2" draw:text-style-name="P2" draw:layer="layout" svg:x1="4cm" svg:y1="7.6cm" svg:x2="4cm" svg:y2="9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7T09:15:27.807538547</meta:creation-date>
    <dc:date>2024-02-21T11:32:47.659339619</dc:date>
    <meta:editing-duration>PT2H10M58S</meta:editing-duration>
    <meta:editing-cycles>3</meta:editing-cycles>
    <meta:generator>LibreOffice/6.4.7.2$Linux_X86_64 LibreOffice_project/40$Build-2</meta:generator>
    <meta:document-statistic meta:object-count="28"/>
  </office:meta>
</office:document-meta>
</file>